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72cm"/>
    </style:style>
    <style:style style:name="co2" style:family="table-column">
      <style:table-column-properties fo:break-before="auto" style:column-width="6.775cm"/>
    </style:style>
    <style:style style:name="co3" style:family="table-column">
      <style:table-column-properties fo:break-before="auto" style:column-width="8.601cm"/>
    </style:style>
    <style:style style:name="co4" style:family="table-column">
      <style:table-column-properties fo:break-before="auto" style:column-width="6.193cm"/>
    </style:style>
    <style:style style:name="co5" style:family="table-column">
      <style:table-column-properties fo:break-before="auto" style:column-width="7.844cm"/>
    </style:style>
    <style:style style:name="co6" style:family="table-column">
      <style:table-column-properties fo:break-before="auto" style:column-width="3.149cm"/>
    </style:style>
    <style:style style:name="co7" style:family="table-column">
      <style:table-column-properties fo:break-before="auto" style:column-width="4.96cm"/>
    </style:style>
    <style:style style:name="co8" style:family="table-column">
      <style:table-column-properties fo:break-before="auto" style:column-width="3.339cm"/>
    </style:style>
    <style:style style:name="co9" style:family="table-column">
      <style:table-column-properties fo:break-before="auto" style:column-width="5.089cm"/>
    </style:style>
    <style:style style:name="co10" style:family="table-column">
      <style:table-column-properties fo:break-before="auto" style:column-width="6.025cm"/>
    </style:style>
    <style:style style:name="co11" style:family="table-column">
      <style:table-column-properties fo:break-before="auto" style:column-width="7.22cm"/>
    </style:style>
    <style:style style:name="co12" style:family="table-column">
      <style:table-column-properties fo:break-before="auto" style:column-width="4.40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4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office:value-type="string">
            <text:p>Nombre de usuario</text:p>
          </table:table-cell>
          <table:table-cell table:style-name="ce1" office:value-type="string">
            <text:p>Ubicación Hospital</text:p>
          </table:table-cell>
          <table:table-cell table:style-name="ce1" office:value-type="string">
            <text:p>Correo Electrónico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Compartición Datos</text:p>
          </table:table-cell>
          <table:table-cell table:style-name="ce1" office:value-type="string">
            <text:p>Fecha Migración</text:p>
          </table:table-cell>
          <table:table-cell table:style-name="ce1" office:value-type="string">
            <text:p>URL configurada en cliente</text:p>
          </table:table-cell>
          <table:table-cell table:style-name="ce1" office:value-type="string">
            <text:p>Cliente Pesado</text:p>
          </table:table-cell>
          <table:table-cell table:style-name="ce1" office:value-type="string">
            <text:p>Modelo Móvil </text:p>
          </table:table-cell>
          <table:table-cell table:style-name="ce1" office:value-type="string">
            <text:p>Sincroniza actualmente el móvil</text:p>
          </table:table-cell>
          <table:table-cell table:style-name="ce1" office:value-type="string">
            <text:p>Ha abandonado el uso de la aplicación</text:p>
          </table:table-cell>
          <table:table-cell table:style-name="ce1" office:value-type="string">
            <text:p>Problemas</text:p>
          </table:table-cell>
        </table:table-row>
        <table:table-row table:style-name="ro2">
          <table:table-cell office:value-type="string">
            <text:p>José Manuel Cosano Santiago</text:p>
          </table:table-cell>
          <table:table-cell office:value-type="string">
            <text:p>Distrito Sanitario Córdoba y Guadalquivir</text:p>
          </table:table-cell>
          <table:table-cell office:value-type="string">
            <text:p><text:a xlink:href="mailto:jmanuel.cosano.sspa@juntadeandalucia.es">jmanuel.cosano.sspa@juntadeandalucia.es</text:a></text:p>
          </table:table-cell>
          <table:table-cell office:value-type="string">
            <text:p>Director Gerente</text:p>
          </table:table-cell>
          <table:table-cell office:value-type="string">
            <text:p>Sí</text:p>
          </table:table-cell>
          <table:table-cell office:value-type="date" office:date-value="2015-04-08">
            <text:p>08/04/15</text:p>
          </table:table-cell>
          <table:table-cell/>
          <table:table-cell office:value-type="string">
            <text:p>Mozilla Thunderbird</text:p>
          </table:table-cell>
          <table:table-cell office:value-type="string">
            <text:p>IPHONE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José Nicolás García Rodríguez</text:p>
          </table:table-cell>
          <table:table-cell office:value-type="string">
            <text:p>Distrito Sanitario Córdoba y Guadalquivir</text:p>
          </table:table-cell>
          <table:table-cell office:value-type="string">
            <text:p><text:a xlink:href="mailto:josen.garcia.sspa@juntadeandalucia.es">josen.garcia.sspa@juntadeandalucia.es</text:a></text:p>
          </table:table-cell>
          <table:table-cell office:value-type="string">
            <text:p>Director de Salud</text:p>
          </table:table-cell>
          <table:table-cell office:value-type="string">
            <text:p>Sí</text:p>
          </table:table-cell>
          <table:table-cell office:value-type="date" office:date-value="2015-04-08">
            <text:p>08/04/15</text:p>
          </table:table-cell>
          <table:table-cell/>
          <table:table-cell office:value-type="string">
            <text:p>Mozilla Thunderbird</text:p>
          </table:table-cell>
          <table:table-cell/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Mª Sol de Cristino Espinar</text:p>
          </table:table-cell>
          <table:table-cell office:value-type="string">
            <text:p>Distrito Sanitario Córdoba y Guadalquivir</text:p>
          </table:table-cell>
          <table:table-cell office:value-type="string">
            <text:p>ms.cristino.sspa@juntadeandalucia.es</text:p>
          </table:table-cell>
          <table:table-cell office:value-type="string">
            <text:p>Directora de Cuidados de Enfermería</text:p>
          </table:table-cell>
          <table:table-cell office:value-type="string">
            <text:p>Sí</text:p>
          </table:table-cell>
          <table:table-cell office:value-type="date" office:date-value="2015-04-08">
            <text:p>08/04/15</text:p>
          </table:table-cell>
          <table:table-cell/>
          <table:table-cell office:value-type="string">
            <text:p>Mozilla Thunderbird</text:p>
          </table:table-cell>
          <table:table-cell office:value-type="string">
            <text:p>IPHONE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María Dolores Cabello Gómez</text:p>
          </table:table-cell>
          <table:table-cell office:value-type="string">
            <text:p>Distrito Sanitario Córdoba y Guadalquivir</text:p>
          </table:table-cell>
          <table:table-cell office:value-type="string">
            <text:p>dolores.cabello.sspa@juntadeandalucia.es</text:p>
          </table:table-cell>
          <table:table-cell office:value-type="string">
            <text:p>Directora de Desarrollo Profesional</text:p>
          </table:table-cell>
          <table:table-cell office:value-type="string">
            <text:p>Sí</text:p>
          </table:table-cell>
          <table:table-cell office:value-type="date" office:date-value="2015-04-08">
            <text:p>08/04/15</text:p>
          </table:table-cell>
          <table:table-cell/>
          <table:table-cell office:value-type="string">
            <text:p>Mozilla Thunderbird</text:p>
          </table:table-cell>
          <table:table-cell/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Secretaría de Dirección, Distrito Guadalquivir</text:p>
          </table:table-cell>
          <table:table-cell office:value-type="string">
            <text:p>Distrito Sanitario Córdoba y Guadalquivir</text:p>
          </table:table-cell>
          <table:table-cell office:value-type="string">
            <text:p>secretaria.dsguadalquivir.sspa@juntadeandalucia.es</text:p>
          </table:table-cell>
          <table:table-cell office:value-type="string">
            <text:p>Secretaria de Dirección</text:p>
          </table:table-cell>
          <table:table-cell office:value-type="string">
            <text:p>Sí</text:p>
          </table:table-cell>
          <table:table-cell office:value-type="date" office:date-value="2015-04-08">
            <text:p>08/04/15</text:p>
          </table:table-cell>
          <table:table-cell/>
          <table:table-cell office:value-type="string">
            <text:p>Mozilla Thunderbird</text:p>
          </table:table-cell>
          <table:table-cell table:number-columns-repeated="4"/>
        </table:table-row>
        <table:table-row table:style-name="ro2">
          <table:table-cell office:value-type="string">
            <text:p>Atención A La Ciudadania Ds Córdoba Y Guadalquivir</text:p>
          </table:table-cell>
          <table:table-cell office:value-type="string">
            <text:p>Distrito Sanitario Córdoba y Guadalquivir</text:p>
          </table:table-cell>
          <table:table-cell office:value-type="string">
            <text:p>ciudadania.dscyg.sspa@juntadeandalucia.es</text:p>
          </table:table-cell>
          <table:table-cell/>
          <table:table-cell office:value-type="string">
            <text:p>Sí</text:p>
          </table:table-cell>
          <table:table-cell office:value-type="date" office:date-value="2015-04-08">
            <text:p>08/04/15</text:p>
          </table:table-cell>
          <table:table-cell/>
          <table:table-cell office:value-type="string">
            <text:p>Mozilla Thunderbird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 table:number-columns-repeated="6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5"/>
        </table:table-row>
        <table:table-row table:style-name="ro1" table:number-rows-repeated="5"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table:number-columns-repeated="6"/>
          <table:table-cell table:style-name="ce3"/>
          <table:table-cell/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5"/>
          <table:table-cell table:style-name="ce4"/>
          <table:table-cell table:number-columns-repeated="6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4"/>
          <table:table-cell table:number-columns-repeated="6"/>
        </table:table-row>
        <table:table-row table:style-name="ro1" table:number-rows-repeated="7">
          <table:table-cell table:number-columns-repeated="6"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0.169cm" fo:margin-right="0.169cm" style:shadow="none" fo:background-color="transparent" style:scale-to="9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23/03/2015</text:date>, <text:time>09:12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7:03:34.516317741</meta:creation-date>
    <dc:date>2015-03-23T09:11:59.90</dc:date>
    <meta:editing-duration>PT2H14M11S</meta:editing-duration>
    <meta:editing-cycles>25</meta:editing-cycles>
    <meta:generator>OpenOffice/4.1.1$Win32 OpenOffice.org_project/411m6$Build-9775</meta:generator>
    <meta:print-date>2015-01-30T09:10:36.97</meta:print-date>
    <dc:creator>. .</dc:creator>
    <meta:document-statistic meta:table-count="1" meta:cell-count="59" meta:object-count="0"/>
  </office:meta>
</office:document-meta>
</file>